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4f792"/>
    </style:style>
    <style:style style:name="P2" style:family="paragraph" style:parent-style-name="Standard">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3" style:family="paragraph" style:parent-style-name="Standard">
      <style:text-properties fo:font-size="10pt" fo:font-style="normal" style:text-underline-style="none" fo:font-weight="normal" officeooo:rsid="0006d038" officeooo:paragraph-rsid="0006d038" style:font-size-asian="10pt" style:font-style-asian="normal" style:font-weight-asian="normal" style:font-size-complex="10pt" style:font-style-complex="normal" style:font-weight-complex="normal"/>
    </style:style>
    <style:style style:name="P4" style:family="paragraph" style:parent-style-name="Standard">
      <style:text-properties fo:font-size="10pt" officeooo:paragraph-rsid="0006d038" style:font-size-asian="10pt" style:font-size-complex="10pt"/>
    </style:style>
    <style:style style:name="P5" style:family="paragraph" style:parent-style-name="Standard">
      <style:text-properties fo:font-size="10pt" fo:font-style="normal" style:text-underline-style="none" fo:font-weight="normal" officeooo:rsid="00136abe" officeooo:paragraph-rsid="00136abe" style:font-size-asian="10pt" style:font-style-asian="normal" style:font-weight-asian="normal" style:font-size-complex="10pt" style:font-style-complex="normal" style:font-weight-complex="normal"/>
    </style:style>
    <style:style style:name="T1" style:family="text">
      <style:text-properties style:text-position="super 58%" fo:font-size="10pt" fo:font-style="normal" style:text-underline-style="none" fo:font-weight="normal" officeooo:rsid="000f0938" style:font-size-asian="10pt" style:font-style-asian="normal" style:font-weight-asian="normal" style:font-size-complex="10pt" style:font-style-complex="normal" style:font-weight-complex="normal"/>
    </style:style>
    <style:style style:name="T2" style:family="text">
      <style:text-properties style:text-position="super 58%" officeooo:rsid="00136abe"/>
    </style:style>
    <style:style style:name="T3" style:family="text">
      <style:text-properties officeooo:rsid="0008c3cf"/>
    </style:style>
    <style:style style:name="T4" style:family="text">
      <style:text-properties officeooo:rsid="000a19cc"/>
    </style:style>
    <style:style style:name="T5" style:family="text">
      <style:text-properties officeooo:rsid="000f0938"/>
    </style:style>
    <style:style style:name="T6" style:family="text">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T7" style:family="text">
      <style:text-properties fo:font-size="10pt" fo:font-style="normal" style:text-underline-style="none" fo:font-weight="normal" officeooo:rsid="000f0938" style:font-size-asian="10pt" style:font-style-asian="normal" style:font-weight-asian="normal" style:font-size-complex="10pt" style:font-style-complex="normal" style:font-weight-complex="normal"/>
    </style:style>
    <style:style style:name="T8" style:family="text">
      <style:text-properties fo:font-size="10pt" fo:font-style="normal" style:text-underline-style="none" fo:font-weight="normal" officeooo:rsid="00031b46" style:font-size-asian="10pt" style:font-style-asian="normal" style:font-weight-asian="normal" style:font-size-complex="10pt" style:font-style-complex="normal" style:font-weight-complex="normal"/>
    </style:style>
    <style:style style:name="T9" style:family="text">
      <style:text-properties fo:font-size="10pt" fo:font-style="normal" style:text-underline-style="none" fo:font-weight="normal" officeooo:rsid="0008c3cf" style:font-size-asian="10pt" style:font-style-asian="normal" style:font-weight-asian="normal" style:font-size-complex="10pt" style:font-style-complex="normal" style:font-weight-complex="normal"/>
    </style:style>
    <style:style style:name="T10" style:family="text">
      <style:text-properties fo:font-size="10pt" fo:font-style="normal" style:text-underline-style="none" fo:font-weight="normal" officeooo:rsid="000c6d97" style:font-size-asian="10pt" style:font-style-asian="normal" style:font-weight-asian="normal" style:font-size-complex="10pt" style:font-style-complex="normal" style:font-weight-complex="normal"/>
    </style:style>
    <style:style style:name="T11" style:family="text">
      <style:text-properties fo:font-size="10pt" fo:font-style="normal" style:text-underline-style="none" fo:font-weight="normal" officeooo:rsid="00136abe" style:font-size-asian="10pt" style:font-style-asian="normal" style:font-weight-asian="normal" style:font-size-complex="10pt" style:font-style-complex="normal" style:font-weight-complex="normal"/>
    </style:style>
    <style:style style:name="T12" style:family="text">
      <style:text-properties fo:font-style="normal" style:text-underline-style="none" fo:font-weight="normal" officeooo:rsid="000f0938" style:font-style-asian="normal" style:font-weight-asian="normal" style:font-style-complex="normal" style:font-weight-complex="normal"/>
    </style:style>
    <style:style style:name="T13" style:family="text">
      <style:text-properties fo:font-style="normal" style:text-underline-style="none" fo:font-weight="normal" officeooo:rsid="000c6d97" style:font-style-asian="normal" style:font-weight-asian="normal" style:font-style-complex="normal" style:font-weight-complex="normal"/>
    </style:style>
    <style:style style:name="T14" style:family="text">
      <style:text-properties fo:font-style="normal" style:text-underline-style="none" fo:font-weight="normal" officeooo:rsid="0006d038" style:font-style-asian="normal" style:font-weight-asian="normal" style:font-style-complex="normal" style:font-weight-complex="normal"/>
    </style:style>
    <style:style style:name="T15" style:family="text">
      <style:text-properties fo:font-style="normal" style:text-underline-style="none" fo:font-weight="normal" officeooo:rsid="000bbeca" style:font-style-asian="normal" style:font-weight-asian="normal" style:font-style-complex="normal" style:font-weight-complex="normal"/>
    </style:style>
    <style:style style:name="T16" style:family="text">
      <style:text-properties officeooo:rsid="0010d720"/>
    </style:style>
    <style:style style:name="T17" style:family="text">
      <style:text-properties officeooo:rsid="00136ab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 text:c="104"/>Robert Baptie <text:span text:style-name="T5">&amp;</text:span> <text:span text:style-name="T3">Jonalyn Dolendo</text:span></text:p>
      <text:p text:style-name="P2"><text:s text:c="104"/>23 Brookside, Burbage</text:p>
      <text:p text:style-name="P2"><text:s text:c="104"/>Hinckley</text:p>
      <text:p text:style-name="P2"><text:s text:c="104"/>Leicestershire</text:p>
      <text:p text:style-name="P2"><text:s text:c="104"/>LE10 2TG</text:p>
      <text:p text:style-name="P2"><text:s text:c="104"/>mobile: 07957 613052</text:p>
      <text:p text:style-name="P2"><text:tab/><text:tab/><text:tab/><text:tab/><text:tab/><text:tab/><text:tab/> <text:s text:c="3"/><text:span text:style-name="T17">4</text:span><text:span text:style-name="T2">th</text:span><text:span text:style-name="T17"> October</text:span><text:span text:style-name="T4"> 2023</text:span></text:p>
      <text:p text:style-name="P2"/>
      <text:p text:style-name="P2"/>
      <text:p text:style-name="P2"/>
      <text:p text:style-name="P2"/>
      <text:p text:style-name="P2"/>
      <text:p text:style-name="P2"/>
      <text:p text:style-name="P2"/>
      <text:p text:style-name="Standard"><text:span text:style-name="T11">Housing</text:span><text:span text:style-name="T6"> Section</text:span></text:p>
      <text:p text:style-name="P2">Hinckley &amp; Bosworth Borough Council</text:p>
      <text:p text:style-name="P2">Hinckley Hub</text:p>
      <text:p text:style-name="P2">Rugby Road</text:p>
      <text:p text:style-name="P2">Hinckley</text:p>
      <text:p text:style-name="P2">Leicestershire LE10 0FR</text:p>
      <text:p text:style-name="P2"/>
      <text:p text:style-name="P2"/>
      <text:p text:style-name="P2"/>
      <text:p text:style-name="P2"/>
      <text:p text:style-name="P2"/>
      <text:p text:style-name="P2"/>
      <text:p text:style-name="P2">Dear sir madam,</text:p>
      <text:p text:style-name="P2"/>
      <text:p text:style-name="P2"/>
      <text:p text:style-name="P2"/>
      <text:p text:style-name="P1"><text:span text:style-name="T7">My future</text:span><text:span text:style-name="T8"> wife</text:span><text:span text:style-name="T6"> </text:span><text:span text:style-name="T9">has been</text:span><text:span text:style-name="T6"> stay</text:span><text:span text:style-name="T9">ing</text:span><text:span text:style-name="T6"> with me </text:span><text:span text:style-name="T8">at the above address</text:span><text:span text:style-name="T6"> since 19/09/2023. </text:span><text:span text:style-name="T8">The marriage had </text:span><text:span text:style-name="T6">been </text:span><text:span text:style-name="T10">mooted</text:span><text:span text:style-name="T6"> but the timing was unexpected </text:span><text:span text:style-name="T8">following a quick turn around of </text:span><text:span text:style-name="Emphasis"><text:span text:style-name="T6">extraneous</text:span></text:span><text:span text:style-name="T8"> events</text:span><text:span text:style-name="T6">. </text:span><text:span text:style-name="T7">It is set for 13</text:span><text:span text:style-name="T1">th</text:span><text:span text:style-name="T7"> February 2024.</text:span></text:p>
      <text:p text:style-name="P2"/>
      <text:p text:style-name="P5"><text:span text:style-name="T5">I </text:span>have informed the benefits office office that Jonalyn Dolendo is residing at the property and the appropriate adjustments to the rates paid have been made to Council Tax. We really needed a dual addressed council tax bill in order that she may open a bank account and see a doctor. I am informed through your switchboard that this is not possible unless she is added to the tenancy. I therefore ask that you deal with this matter as speedily as is possible.</text:p>
      <text:p text:style-name="P5"/>
      <text:p text:style-name="P5">Can you please add Jonalyn Dolendo to the tenancy at the above address.</text:p>
      <text:p text:style-name="P2"/>
      <text:p text:style-name="P4"><text:span text:style-name="T14">My future wife’s name is Jonalyn Dolendo and she has a NRPF (No </text:span><text:span text:style-name="T12">R</text:span><text:span text:style-name="T14">ecourse </text:span><text:span text:style-name="T12">To P</text:span><text:span text:style-name="T14">ublic </text:span><text:span text:style-name="T12">F</text:span><text:span text:style-name="T14">unds), immigration notice in her passport. A copy of her passport and her visa is included along with this communication. <text:s/>She currently does not work </text:span><text:span text:style-name="T13">as her immigration status forbids this. She</text:span><text:span text:style-name="T14"> has no savings and claims no </text:span><text:span text:style-name="T15">UK </text:span><text:span text:style-name="T12">(and anywhere), </text:span><text:span text:style-name="T15">state </text:span><text:span text:style-name="T14">benefits either public or otherwise. </text:span></text:p>
      <text:p text:style-name="P3"/>
      <text:p text:style-name="P4"><text:span text:style-name="T13">For f</text:span><text:span text:style-name="T14">urther questions </text:span><text:span text:style-name="T13">or information </text:span><text:span text:style-name="T12">we can be reached at the above address.</text:span></text:p>
      <text:p text:style-name="P3"/>
      <text:p text:style-name="P3"/>
      <text:p text:style-name="P3"/>
      <text:p text:style-name="P3"/>
      <text:p text:style-name="P3">Sinc<text:span text:style-name="T16">er</text:span>ely</text:p>
      <text:p text:style-name="P3"/>
      <text:p text:style-name="P3"/>
      <text:p text:style-name="P3"/>
      <text:p text:style-name="P3"/>
      <text:p text:style-name="P3">Robert Baptie</text:p>
      <text:p text:style-name="P3"/>
      <text:p text:style-name="P3"/>
      <text:p text:style-name="P3"/>
      <text:p text:style-name="P3"/>
      <text:p text:style-name="P3">Jonalyn Dolendo</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8-28T09:53:02.123478069</meta:creation-date>
    <dc:date>2023-10-04T10:07:02.564154814</dc:date>
    <meta:editing-duration>PT52M45S</meta:editing-duration>
    <meta:editing-cycles>11</meta:editing-cycles>
    <meta:generator>LibreOffice/6.4.7.2$Linux_X86_64 LibreOffice_project/40$Build-2</meta:generator>
    <meta:print-date>2023-09-21T07:27:26.625203296</meta:print-date>
    <meta:document-statistic meta:table-count="0" meta:image-count="0" meta:object-count="0" meta:page-count="1" meta:paragraph-count="22" meta:word-count="252" meta:character-count="2107" meta:non-whitespace-character-count="1240"/>
  </office:meta>
</office:document-meta>
</file>